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Menlo-Regular" fo:font-size="11pt" style:text-underline-style="solid" style:text-underline-width="auto" style:text-underline-color="font-color" style:font-name-asian="Menlo-Regular" style:font-size-asian="11pt" style:font-name-complex="Menlo-Regular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Menlo-Regular" fo:font-size="11pt" fo:letter-spacing="normal" fo:font-style="normal" fo:font-weight="bold" style:font-name-asian="Menlo-Regular" style:font-size-asian="11pt" style:font-name-complex="Menlo-Regular" style:font-size-complex="11pt"/>
    </style:style>
    <style:style style:name="T1" style:family="text">
      <style:text-properties style:font-name="Menlo-Regular"/>
    </style:style>
    <style:style style:name="T2" style:family="text">
      <style:text-properties style:font-name="Menlo-Regular" style:font-name-asian="Menlo-Regular" style:font-size-asian="11pt" style:font-name-complex="Menlo-Regular" style:font-size-complex="11pt"/>
    </style:style>
    <style:style style:name="T3" style:family="text">
      <style:text-properties fo:font-variant="normal" fo:text-transform="none" fo:color="#222222" style:font-name="Menlo-Regular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or.jar</text:p>
      <text:p text:style-name="P1"/>
      <text:list xml:id="list7418174006111448519" text:style-name="L1">
        <text:list-item>
          <text:p text:style-name="P2">Generar un jar</text:p>
          <text:list>
            <text:list-item>
              <text:p text:style-name="P2">Ir al directorio del proyecto y en el terminal</text:p>
            </text:list-item>
            <text:list-item>
              <text:p text:style-name="P2">mvn clean install</text:p>
            </text:list-item>
            <text:list-item>
              <text:p text:style-name="P2">al finalizar el proceso el jar esta dentro de la carpeta target en el directorio del proyecto</text:p>
            </text:list-item>
          </text:list>
        </text:list-item>
        <text:list-item>
          <text:p text:style-name="P2">Copiar el jar al escritorio</text:p>
        </text:list-item>
        <text:list-item>
          <text:p text:style-name="P2">Cambiar le nombre del jar por jon-gestor-v0.0.1.jar</text:p>
        </text:list-item>
        <text:list-item>
          <text:p text:style-name="P2">Abrir el termina en el escritorio y escribir</text:p>
          <text:list>
            <text:list-item>
              <text:p text:style-name="P4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    </text:list-item>
            <text:list-item>
              <text:p text:style-name="P6">Tras escribir la contraseña el archivo se subira la servidor</text:p>
            </text:list-item>
          </text:list>
        </text:list-item>
        <text:list-item>
          <text:p text:style-name="P6">Conectarte al servidor con ssh <text:a xlink:type="simple" xlink:href="mailto:root@gestor.djmrbug.com" text:style-name="Internet_20_link" text:visited-style-name="Visited_20_Internet_20_Link">root@gestor.djmrbug.com</text:a></text:p>
        </text:list-item>
        <text:list-item>
          <text:p text:style-name="P6">Entrar en la carpeta jon-gestor</text:p>
        </text:list-item>
        <text:list-item>
          <text:p text:style-name="P6">ejecutar el jar con el comando: </text:p>
          <text:list>
            <text:list-item>
              <text:p text:style-name="P4">nohup java -jar jon-gestor-v0.0.1.jar &gt; output.log &amp;</text:p>
            </text:list-item>
            <text:list-item>
              <text:p text:style-name="P6">ver el log del proceso con: <text:span text:style-name="T1">tail -n 100 -f output.log</text:span></text:p>
            </text:list-item>
            <text:list-item>
              <text:p text:style-name="P7"><text:span text:style-name="T2">buscar procesos java: </text:span><text:span text:style-name="T3">ps -aux | grep java</text:span></text:p>
              <text:p text:style-name="P9"/>
            </text:list-item>
          </text:list>
          <text:p text:style-name="P9"/>
          <text:p text:style-name="P9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</text:list-item>
      </text:list>
      <text:p text:style-name="P3">nohup java -jar jon-gestor-v0.0.1.jar &gt; output.log &amp;</text:p>
      <text:p text:style-name="P5">tail -n 100 -f output.log</text:p>
      <text:p text:style-name="P8">ps -aux | grep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dc:date>2020-06-05T12:41:58</dc:date>
    <dc:creator>jon mikel ollo</dc:creator>
    <meta:editing-duration>PT12M35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20" meta:word-count="150" meta:character-count="987"/>
  </office:meta>
</office:document-meta>
</file>